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38fb" officeooo:paragraph-rsid="001a38fb"/>
    </style:style>
    <style:style style:name="P2" style:family="paragraph" style:parent-style-name="Standard">
      <style:paragraph-properties fo:text-align="start" style:justify-single-word="false"/>
      <style:text-properties officeooo:rsid="001a38fb" officeooo:paragraph-rsid="001a38fb"/>
    </style:style>
    <style:style style:name="P3" style:family="paragraph" style:parent-style-name="Standard">
      <style:paragraph-properties fo:text-align="start" style:justify-single-word="false"/>
      <style:text-properties fo:color="#00a933" loext:opacity="100%" officeooo:rsid="001a38fb" officeooo:paragraph-rsid="001a38fb"/>
    </style:style>
    <style:style style:name="P4" style:family="paragraph" style:parent-style-name="Standard">
      <style:paragraph-properties fo:text-align="center" style:justify-single-word="false"/>
      <style:text-properties officeooo:rsid="001b9c99" officeooo:paragraph-rsid="001b9c99"/>
    </style:style>
    <style:style style:name="P5" style:family="paragraph" style:parent-style-name="Standard">
      <style:paragraph-properties fo:text-align="start" style:justify-single-word="false"/>
      <style:text-properties officeooo:rsid="001b9c99" officeooo:paragraph-rsid="001b9c99"/>
    </style:style>
    <style:style style:name="P6" style:family="paragraph" style:parent-style-name="Standard">
      <style:paragraph-properties fo:text-align="start" style:justify-single-word="false"/>
      <style:text-properties officeooo:rsid="001c436e" officeooo:paragraph-rsid="001c436e"/>
    </style:style>
    <style:style style:name="P7" style:family="paragraph" style:parent-style-name="Standard">
      <style:paragraph-properties fo:text-align="start" style:justify-single-word="false"/>
      <style:text-properties fo:color="#ff0000" loext:opacity="100%" officeooo:rsid="001a38fb" officeooo:paragraph-rsid="001a38fb"/>
    </style:style>
    <style:style style:name="T1" style:family="text">
      <style:text-properties officeooo:rsid="001b7e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s</text:p>
      <text:p text:style-name="P3">Get XP</text:p>
      <text:p text:style-name="P3">Set XP</text:p>
      <text:p text:style-name="P3">Add XP</text:p>
      <text:p text:style-name="P2"/>
      <text:p text:style-name="P2"/>
      <text:p text:style-name="P1">Actions</text:p>
      <text:p text:style-name="P3">Block Breaking</text:p>
      <text:p text:style-name="P2">Crafting</text:p>
      <text:p text:style-name="P2">Wearing</text:p>
      <text:p text:style-name="P2">Wielding</text:p>
      <text:p text:style-name="P2">Planting</text:p>
      <text:p text:style-name="P6">Combat</text:p>
      <text:p text:style-name="P2"/>
      <text:p text:style-name="P2"/>
      <text:p text:style-name="P1">Skill <text:span text:style-name="T1">gui</text:span></text:p>
      <text:p text:style-name="P3">Skill Icon</text:p>
      <text:p text:style-name="P3">Skill Level</text:p>
      <text:p text:style-name="P7">Skill XP Bar</text:p>
      <text:p text:style-name="P2"/>
      <text:p text:style-name="P1">Skill Menu</text:p>
      <text:p text:style-name="P2">Skill Icon</text:p>
      <text:p text:style-name="P2">Skill Level</text:p>
      <text:p text:style-name="P2">Skill Name</text:p>
      <text:p text:style-name="P2">Skill XP Bar</text:p>
      <text:p text:style-name="P2">Skill Tree</text:p>
      <text:p text:style-name="P2">Set Target level</text:p>
      <text:p text:style-name="P2">Set Target XP</text:p>
      <text:p text:style-name="P2"/>
      <text:p text:style-name="P1">Mining Buffs</text:p>
      <text:p text:style-name="P2">Efficiency</text:p>
      <text:p text:style-name="P2">Fortune</text:p>
      <text:p text:style-name="P2">Unbreaking</text:p>
      <text:p text:style-name="P2">Familiarity – Energy use</text:p>
      <text:p text:style-name="P2">Insight – XP rate</text:p>
      <text:p text:style-name="P2"/>
      <text:p text:style-name="P2"/>
      <text:p text:style-name="P4">Mod Integration</text:p>
      <text:p text:style-name="P5">Ore Harvester</text:p>
      <text:p text:style-name="P5">Tree Harvester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05:00:32.040861605</meta:creation-date>
    <dc:date>2026-01-28T02:40:33.515975492</dc:date>
    <meta:editing-duration>PT6H23M24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32" meta:word-count="60" meta:character-count="338" meta:non-whitespace-character-count="308"/>
  </office:meta>
</office:document-meta>
</file>